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rsid="000a786b" officeooo:paragraph-rsid="000a786b" fo:background-color="transparent"/>
    </style:style>
    <style:style style:name="P4" style:family="paragraph" style:parent-style-name="Standard">
      <style:text-properties fo:language="en" fo:country="US" officeooo:rsid="007ddeec" officeooo:paragraph-rsid="007ddeec" fo:background-color="transparent"/>
    </style:style>
    <style:style style:name="P5" style:family="paragraph" style:parent-style-name="Standard">
      <style:text-properties fo:language="en" fo:country="US" officeooo:rsid="0029f83a" officeooo:paragraph-rsid="0070ba17" fo:background-color="transparent"/>
    </style:style>
    <style:style style:name="P6" style:family="paragraph" style:parent-style-name="Standard">
      <style:text-properties fo:language="en" fo:country="US" officeooo:rsid="00a106a9" officeooo:paragraph-rsid="00a106a9"/>
    </style:style>
    <style:style style:name="P7" style:family="paragraph" style:parent-style-name="Standard">
      <style:text-properties fo:language="en" fo:country="US" officeooo:rsid="00a11577" officeooo:paragraph-rsid="00a11577"/>
    </style:style>
    <style:style style:name="P8" style:family="paragraph" style:parent-style-name="Standard">
      <style:text-properties fo:language="en" fo:country="US" officeooo:rsid="009f5ba7" officeooo:paragraph-rsid="009f5ba7"/>
    </style:style>
    <style:style style:name="P9" style:family="paragraph" style:parent-style-name="Standard">
      <style:text-properties fo:language="en" fo:country="US" officeooo:rsid="00917fa6" officeooo:paragraph-rsid="00917fa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officeooo:paragraph-rsid="0036fccf"/>
    </style:style>
    <style:style style:name="P12" style:family="paragraph" style:parent-style-name="Standard">
      <style:text-properties officeooo:rsid="00510506" officeooo:paragraph-rsid="00510506"/>
    </style:style>
    <style:style style:name="P13" style:family="paragraph" style:parent-style-name="Standard">
      <style:text-properties officeooo:rsid="00510506" officeooo:paragraph-rsid="0052ea01"/>
    </style:style>
    <style:style style:name="P14" style:family="paragraph" style:parent-style-name="Standard">
      <style:text-properties officeooo:rsid="008d1119" officeooo:paragraph-rsid="008d1119"/>
    </style:style>
    <style:style style:name="P15" style:family="paragraph" style:parent-style-name="scpi2">
      <style:text-properties fo:background-color="transparent"/>
    </style:style>
    <style:style style:name="P16" style:family="paragraph" style:parent-style-name="scpi2">
      <style:text-properties officeooo:rsid="007c1a62" officeooo:paragraph-rsid="007c1a62"/>
    </style:style>
    <style:style style:name="P17" style:family="paragraph" style:parent-style-name="scpi0">
      <style:text-properties fo:background-color="transparent"/>
    </style:style>
    <style:style style:name="P18" style:family="paragraph" style:parent-style-name="scpi0">
      <style:text-properties officeooo:paragraph-rsid="0015da47" fo:background-color="transparent"/>
    </style:style>
    <style:style style:name="P19" style:family="paragraph" style:parent-style-name="scpi0">
      <style:text-properties officeooo:rsid="0018c595" officeooo:paragraph-rsid="0018c595" fo:background-color="transparent"/>
    </style:style>
    <style:style style:name="P20" style:family="paragraph" style:parent-style-name="scpi0">
      <style:text-properties officeooo:rsid="001aa7e6" officeooo:paragraph-rsid="001aa7e6" fo:background-color="transparent"/>
    </style:style>
    <style:style style:name="P21" style:family="paragraph" style:parent-style-name="scpi1">
      <style:text-properties fo:background-color="transparent"/>
    </style:style>
    <style:style style:name="P22" style:family="paragraph" style:parent-style-name="scpi1">
      <style:text-properties officeooo:paragraph-rsid="0015cd4e" fo:background-color="transparent"/>
    </style:style>
    <style:style style:name="P23" style:family="paragraph" style:parent-style-name="scpi1">
      <style:text-properties officeooo:paragraph-rsid="001aa7e6" fo:background-color="transparent"/>
    </style:style>
    <style:style style:name="P24" style:family="paragraph" style:parent-style-name="scpi1">
      <style:text-properties officeooo:rsid="004faff0" officeooo:paragraph-rsid="004faff0"/>
    </style:style>
    <style:style style:name="P25" style:family="paragraph" style:parent-style-name="scpi1">
      <style:text-properties officeooo:rsid="0097e157" officeooo:paragraph-rsid="0097e157"/>
    </style:style>
    <style:style style:name="P26" style:family="paragraph" style:parent-style-name="scpi1">
      <style:text-properties officeooo:rsid="008c6fb7" officeooo:paragraph-rsid="008c6fb7"/>
    </style:style>
    <style:style style:name="P27" style:family="paragraph" style:parent-style-name="scpi3">
      <style:text-properties fo:background-color="transparent"/>
    </style:style>
    <style:style style:name="P28" style:family="paragraph" style:parent-style-name="scpi3">
      <style:text-properties officeooo:paragraph-rsid="009ecbc0"/>
    </style:style>
    <style:style style:name="P29" style:family="paragraph" style:parent-style-name="note">
      <style:text-properties fo:font-style="normal" style:font-style-asian="normal" style:font-style-complex="normal"/>
    </style:style>
    <style:style style:name="P30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6637f"/>
    </style:style>
    <style:style style:name="T4" style:family="text">
      <style:text-properties officeooo:rsid="000842d8"/>
    </style:style>
    <style:style style:name="T5" style:family="text">
      <style:text-properties officeooo:rsid="007c1a62"/>
    </style:style>
    <style:style style:name="T6" style:family="text">
      <style:text-properties officeooo:rsid="004faff0"/>
    </style:style>
    <style:style style:name="T7" style:family="text">
      <style:text-properties officeooo:rsid="0052ea01"/>
    </style:style>
    <style:style style:name="T8" style:family="text">
      <style:text-properties officeooo:rsid="009ecbc0"/>
    </style:style>
    <style:style style:name="T9" style:family="text">
      <style:text-properties officeooo:rsid="00784532"/>
    </style:style>
    <style:style style:name="T10" style:family="text">
      <style:text-properties officeooo:rsid="00917fa6"/>
    </style:style>
  </office:automatic-styles>
  <office:body>
    <office:text text:use-soft-page-breaks="true">
      <office:forms form:automatic-focus="false" form:apply-design-mode="false"/>
      <text:tracked-changes>
        <text:changed-region xml:id="ct69486160" text:id="ct69486160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67234496" text:id="ct67234496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67233792" text:id="ct67233792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67233040" text:id="ct67233040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67057344" text:id="ct670573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057568" text:id="ct6705756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058224" text:id="ct6705822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19840" text:id="ct6731984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057920" text:id="ct670579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1488" text:id="ct673214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1792" text:id="ct673217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4016" text:id="ct673240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4240" text:id="ct6732424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2016" text:id="ct673220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4544" text:id="ct673245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5328" text:id="ct673253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234112" text:id="ct6723411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0752" text:id="ct6732075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5872" text:id="ct673258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56576" text:id="ct6735657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57216" text:id="ct673572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56272" text:id="ct673562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55360" text:id="ct6735536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57744" text:id="ct673577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2480" text:id="ct6732248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67326160" text:id="ct6732616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67358496" text:id="ct67358496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67361072" text:id="ct67361072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67359408" text:id="ct67359408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67358800" text:id="ct6735880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67357968" text:id="ct67357968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67324976" text:id="ct6732497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361776" text:id="ct6736177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2480" text:id="ct6719248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3200" text:id="ct6719320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4064" text:id="ct6719406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4368" text:id="ct6719436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6416" text:id="ct6719641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3616" text:id="ct6719361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67197008" text:id="ct6719700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67197920" text:id="ct6719792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67194592" text:id="ct67194592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67198736" text:id="ct6719873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67199200" text:id="ct6719920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67314160" text:id="ct6731416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67315776" text:id="ct67315776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67313072" text:id="ct67313072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67114112" text:id="ct67114112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67317600" text:id="ct67317600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67316400" text:id="ct67316400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67317984" text:id="ct67317984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67317296" text:id="ct67317296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292479623" text:style-name="Outline">
        <text:list-item>
          <text:h text:style-name="P30" text:outline-level="1"><text:bookmark text:name="Section 11"/>SCPI commands scheduled for <text:span text:style-name="T1">upcoming releases</text:span></text:h>
        </text:list-item>
      </text:list>
      <text:p text:style-name="Standard"/>
      <text:p text:style-name="P29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17">DCL</text:p>
          </table:table-cell>
          <table:table-cell table:style-name="Table101.A2" office:value-type="string">
            <text:p text:style-name="P10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17">*SRE</text:p>
          </table:table-cell>
          <table:table-cell table:style-name="Table101.A2" office:value-type="string">
            <text:p text:style-name="P10">Sets the value of the Service Request Enable register</text:p>
          </table:table-cell>
        </table:table-row>
        <table:table-row>
          <table:table-cell table:style-name="Table101.A4" office:value-type="string">
            <text:p text:style-name="P19"><text:change-start text:change-id="ct69486160"/>ABORt<text:change-end text:change-id="ct69486160"/></text:p>
          </table:table-cell>
          <table:table-cell table:style-name="Table101.A4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67234496"/>:ELOG<text:change-end text:change-id="ct6723449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7">CALibration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1">:TEMPerature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5">[:DATA] {&lt;new value&gt;}</text:p>
          </table:table-cell>
          <table:table-cell table:style-name="Table101.A2" office:value-type="string">
            <text:p text:style-name="P10">Enters the calibration value</text:p>
          </table:table-cell>
        </table:table-row>
        <table:table-row>
          <table:table-cell table:style-name="Table101.A2" office:value-type="string">
            <text:p text:style-name="P20"><text:change-start text:change-id="ct67233792"/>INITiate<text:change-end text:change-id="ct67233792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3"><text:change-start text:change-id="ct67233040"/>:ELOG<text:change-end text:change-id="ct67233040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0"><text:change-start text:change-id="ct67057344"/>S<text:span text:style-name="T9">ENSe</text:span> <text:change-end text:change-id="ct67057344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26"><text:change-start text:change-id="ct67057568"/>:AHOur<text:change-end text:change-id="ct6705756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67058224"/>:RESet<text:change-end text:change-id="ct67058224"/></text:p>
          </table:table-cell>
          <table:table-cell table:style-name="Table101.A2" office:value-type="string">
            <text:p text:style-name="P14"><text:change-start text:change-id="ct67319840"/>Resets the amp-hour <text:span text:style-name="T10">(Ah)</text:span> measurement to zero<text:change-end text:change-id="ct67319840"/></text:p>
          </table:table-cell>
        </table:table-row>
        <table:table-row>
          <table:table-cell table:style-name="Table101.A2" office:value-type="string">
            <text:p text:style-name="P25"><text:change-start text:change-id="ct67057920"/>:ELOG<text:change-end text:change-id="ct6705792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67321488"/>:CURRent<text:change-end text:change-id="ct6732148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67321792"/>[:DC]<text:change-end text:change-id="ct6732179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67324016"/>:RANge[:UPPer] <text:span text:style-name="T8">{</text:span>&lt;value&gt;<text:span text:style-name="T8">}</text:span><text:change-end text:change-id="ct67324016"/></text:p>
          </table:table-cell>
          <table:table-cell table:style-name="Table101.A2" office:value-type="string">
            <text:p text:style-name="P6"><text:change-start text:change-id="ct67324240"/>Selects the Elog current measurement range<text:change-end text:change-id="ct67324240"/></text:p>
          </table:table-cell>
        </table:table-row>
        <table:table-row>
          <table:table-cell table:style-name="Table101.A2" office:value-type="string">
            <text:p text:style-name="scpi5"><text:change-start text:change-id="ct67322016"/>:AUTO {&lt;bool&gt;}<text:change-end text:change-id="ct67322016"/></text:p>
          </table:table-cell>
          <table:table-cell table:style-name="Table101.A2" office:value-type="string">
            <text:p text:style-name="P7"><text:change-start text:change-id="ct67324544"/>Enables/disables Elog seamless measurement autoranging<text:change-end text:change-id="ct67324544"/></text:p>
          </table:table-cell>
        </table:table-row>
        <table:table-row>
          <table:table-cell table:style-name="Table101.A2" office:value-type="string">
            <text:p text:style-name="scpi2"><text:change-start text:change-id="ct67325328"/>:FUNCtion<text:change-end text:change-id="ct6732532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67234112"/>:CURRent {&lt;bool&gt;}<text:change-end text:change-id="ct67234112"/></text:p>
          </table:table-cell>
          <table:table-cell table:style-name="Table101.A2" office:value-type="string">
            <text:p text:style-name="P8"><text:change-start text:change-id="ct67320752"/>Enables/disables current data logging<text:change-end text:change-id="ct67320752"/></text:p>
          </table:table-cell>
        </table:table-row>
        <table:table-row>
          <table:table-cell table:style-name="Table101.A2" office:value-type="string">
            <text:p text:style-name="P28"><text:change-start text:change-id="ct67325872"/>:<text:span text:style-name="T8">VOLTage</text:span> {&lt;bool&gt;}<text:change-end text:change-id="ct67325872"/></text:p>
          </table:table-cell>
          <table:table-cell table:style-name="Table101.A2" office:value-type="string">
            <text:p text:style-name="P8"><text:change-start text:change-id="ct67356576"/>Enables/disables voltage data logging<text:change-end text:change-id="ct67356576"/></text:p>
          </table:table-cell>
        </table:table-row>
        <table:table-row>
          <table:table-cell table:style-name="Table101.A2" office:value-type="string">
            <text:p text:style-name="scpi2"><text:change-start text:change-id="ct67357216"/>:PERiod {&lt;time&gt;}<text:change-end text:change-id="ct67357216"/></text:p>
          </table:table-cell>
          <table:table-cell table:style-name="Table101.A2" office:value-type="string">
            <text:p text:style-name="P8"><text:change-start text:change-id="ct67356272"/>Sets the integration time of an Elog measurement<text:change-end text:change-id="ct67356272"/></text:p>
          </table:table-cell>
        </table:table-row>
        <table:table-row>
          <table:table-cell table:style-name="Table101.A2" office:value-type="string">
            <text:p text:style-name="scpi1"><text:change-start text:change-id="ct67355360"/>:WHOur<text:change-end text:change-id="ct6735536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67357744"/>:RESet<text:change-end text:change-id="ct67357744"/></text:p>
          </table:table-cell>
          <table:table-cell table:style-name="Table101.A2" office:value-type="string">
            <text:p text:style-name="P9"><text:change-start text:change-id="ct67322480"/>Resets the watt-hour (Wh) measurement to zero<text:change-end text:change-id="ct67322480"/></text:p>
          </table:table-cell>
        </table:table-row>
        <table:table-row>
          <table:table-cell table:style-name="Table101.A2" office:value-type="string">
            <text:p text:style-name="P18"><text:change-start text:change-id="ct67326160"/>OUTPut<text:change-end text:change-id="ct67326160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4"><text:change-start text:change-id="ct67358496"/>:DELay<text:change-end text:change-id="ct67358496"/></text:p>
          </table:table-cell>
          <table:table-cell table:style-name="Table101.A2" office:value-type="string">
            <text:p text:style-name="P11"/>
          </table:table-cell>
        </table:table-row>
        <table:table-row>
          <table:table-cell table:style-name="Table101.A2" office:value-type="string">
            <text:p text:style-name="scpi2"><text:change-start text:change-id="ct67361072"/>:<text:span text:style-name="T6">ON {&lt;time&gt;}</text:span><text:change-end text:change-id="ct67361072"/></text:p>
          </table:table-cell>
          <table:table-cell table:style-name="Table101.A2" office:value-type="string">
            <text:p text:style-name="P12"><text:change-start text:change-id="ct67359408"/>Sets the <text:span text:style-name="T7">delay time for turning the output on</text:span><text:change-end text:change-id="ct67359408"/></text:p>
          </table:table-cell>
        </table:table-row>
        <table:table-row>
          <table:table-cell table:style-name="Table101.A2" office:value-type="string">
            <text:p text:style-name="scpi2"><text:change-start text:change-id="ct67358800"/>:<text:span text:style-name="T6">OFF {&lt;time&gt;}</text:span><text:change-end text:change-id="ct67358800"/></text:p>
          </table:table-cell>
          <table:table-cell table:style-name="Table101.A2" office:value-type="string">
            <text:p text:style-name="P13"><text:change-start text:change-id="ct67357968"/>Sets the <text:span text:style-name="T7">delay time for turning the output off</text:span><text:change-end text:change-id="ct67357968"/></text:p>
          </table:table-cell>
        </table:table-row>
        <table:table-row>
          <table:table-cell table:style-name="Table101.A2" office:value-type="string">
            <text:p text:style-name="scpi0"><text:change-start text:change-id="ct67324976"/>[SOURce[&lt;n&gt;]] <text:change-end text:change-id="ct6732497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67361776"/>:CURRent<text:change-end text:change-id="ct6736177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6"><text:change-start text:change-id="ct67192480"/>:SLEW<text:change-end text:change-id="ct67192480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<text:change-start text:change-id="ct67193200"/>:<text:span text:style-name="T5">FALLing</text:span><text:change-end text:change-id="ct67193200"/></text:p>
          </table:table-cell>
          <table:table-cell table:style-name="Table101.A2" office:value-type="string">
            <text:p text:style-name="P4"><text:change-start text:change-id="ct67194064"/>Sets the falling current slew rate<text:change-end text:change-id="ct67194064"/></text:p>
          </table:table-cell>
        </table:table-row>
        <table:table-row>
          <table:table-cell table:style-name="Table101.A2" office:value-type="string">
            <text:p text:style-name="scpi3"><text:change-start text:change-id="ct67194368"/>:<text:span text:style-name="T5">RISing</text:span><text:change-end text:change-id="ct67194368"/></text:p>
          </table:table-cell>
          <table:table-cell table:style-name="Table101.A2" office:value-type="string">
            <text:p text:style-name="P4"><text:change-start text:change-id="ct67196416"/>Sets the rising current slew rate<text:change-end text:change-id="ct67196416"/></text:p>
          </table:table-cell>
        </table:table-row>
        <table:table-row>
          <table:table-cell table:style-name="Table101.A2" office:value-type="string">
            <text:p text:style-name="P22"><text:change-start text:change-id="ct67193616"/>:VOLTage <text:change-end text:change-id="ct6719361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6"><text:change-start text:change-id="ct67197008"/>:SLEW<text:change-end text:change-id="ct67197008"/></text:p>
          </table:table-cell>
          <table:table-cell table:style-name="Table101.A2" office:value-type="string">
            <text:p text:style-name="P1"/>
          </table:table-cell>
        </table:table-row>
        <text:soft-page-break/>
        <table:table-row>
          <table:table-cell table:style-name="Table101.A2" office:value-type="string">
            <text:p text:style-name="scpi3"><text:change-start text:change-id="ct67197920"/>:<text:span text:style-name="T5">FALLing</text:span><text:change-end text:change-id="ct67197920"/></text:p>
          </table:table-cell>
          <table:table-cell table:style-name="Table101.A2" office:value-type="string">
            <text:p text:style-name="P4"><text:change-start text:change-id="ct67194592"/>Sets the falling voltage slew rate<text:change-end text:change-id="ct67194592"/></text:p>
          </table:table-cell>
        </table:table-row>
        <table:table-row>
          <table:table-cell table:style-name="Table101.A2" office:value-type="string">
            <text:p text:style-name="scpi3"><text:change-start text:change-id="ct67198736"/>:<text:span text:style-name="T5">RISing</text:span><text:change-end text:change-id="ct67198736"/></text:p>
          </table:table-cell>
          <table:table-cell table:style-name="Table101.A2" office:value-type="string">
            <text:p text:style-name="P4"><text:change-start text:change-id="ct67199200"/>Sets the rising voltage slew rate<text:change-end text:change-id="ct67199200"/></text:p>
          </table:table-cell>
        </table:table-row>
        <table:table-row>
          <table:table-cell table:style-name="Table101.A2" office:value-type="string">
            <text:p text:style-name="P17">SYSTem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1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27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27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27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2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27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27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27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27">:SMASk {&lt;mask&gt;}</text:p>
          </table:table-cell>
          <table:table-cell table:style-name="Table101.A2" office:value-type="string">
            <text:p text:style-name="P10">Sets the subnet mask</text:p>
          </table:table-cell>
        </table:table-row>
        <table:table-row>
          <table:table-cell table:style-name="Table101.A2" office:value-type="string">
            <text:p text:style-name="P15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15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27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able:table-row>
          <table:table-cell table:style-name="Table101.A2" office:value-type="string">
            <text:p text:style-name="P27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27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able:table-row>
          <table:table-cell table:style-name="Table101.A2" office:value-type="string">
            <text:p text:style-name="P27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21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1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67314160"/>:<text:span text:style-name="T3">TIME</text:span><text:change-end text:change-id="ct6731416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<text:change-start text:change-id="ct67315776"/>:<text:span text:style-name="T3">TIMer</text:span><text:change-end text:change-id="ct67315776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67313072"/>[:STATe]<text:change-end text:change-id="ct67313072"/></text:p>
          </table:table-cell>
          <table:table-cell table:style-name="Table101.A2" office:value-type="string">
            <text:p text:style-name="P3"><text:change-start text:change-id="ct67114112"/>Sets the internal timer state<text:change-end text:change-id="ct67114112"/></text:p>
          </table:table-cell>
        </table:table-row>
        <table:table-row>
          <table:table-cell table:style-name="Table101.A2" office:value-type="string">
            <text:p text:style-name="scpi3"><text:change-start text:change-id="ct67317600"/>:<text:span text:style-name="T3">COUNt</text:span><text:change-end text:change-id="ct67317600"/></text:p>
          </table:table-cell>
          <table:table-cell table:style-name="Table101.A2" office:value-type="string">
            <text:p text:style-name="P3"><text:change-start text:change-id="ct67316400"/>Queries the current value of the internal timer<text:change-end text:change-id="ct67316400"/></text:p>
          </table:table-cell>
        </table:table-row>
        <table:table-row>
          <table:table-cell table:style-name="Table101.A2" office:value-type="string">
            <text:p text:style-name="scpi1"><text:change-start text:change-id="ct67317984"/>:<text:span text:style-name="T4">TZONe &lt;hour&gt;</text:span><text:change-end text:change-id="ct67317984"/></text:p>
          </table:table-cell>
          <table:table-cell table:style-name="Table101.A2" office:value-type="string">
            <text:p text:style-name="P3"><text:change-start text:change-id="ct67317296"/>Sets time zone<text:change-end text:change-id="ct67317296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3.1.2$Linux_X86_64 LibreOffice_project/e80a0e0fd1875e1696614d24c32df0f95f03deb2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108" meta:word-count="332" meta:character-count="2201" meta:non-whitespace-character-count="1974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